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0FA216AB16D92CD5668.png" manifest:media-type="image/png"/>
  <manifest:file-entry manifest:full-path="Pictures/100000010000025B0000011D3042C3D85CF862C0.png" manifest:media-type="image/png"/>
  <manifest:file-entry manifest:full-path="Pictures/1000000100000204000000BEBC738065F44A549E.png" manifest:media-type="image/png"/>
  <manifest:file-entry manifest:full-path="Pictures/1000000100000404000000DE01D23C57100884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fo:font-weight="bold" officeooo:rsid="001c87c0" officeooo:paragraph-rsid="001c87c0" style:font-size-asian="32pt" style:font-weight-asian="bold" style:font-size-complex="32pt" style:font-weight-complex="bold"/>
    </style:style>
    <style:style style:name="P2" style:family="paragraph" style:parent-style-name="Standard">
      <style:text-properties fo:font-size="14pt" fo:font-weight="bold" officeooo:rsid="001c87c0" officeooo:paragraph-rsid="001c87c0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9"/>ASSIGNMENT – 12</text:p>
      <text:p text:style-name="P2">Question 1:</text:p>
      <text:p text:style-name="P2"><draw:frame draw:style-name="fr1" draw:name="Image1" text:anchor-type="char" svg:width="17cm" svg:height="3.671cm" draw:z-index="0"><draw:image xlink:href="Pictures/1000000100000404000000DE01D23C57100884C1.png" xlink:type="simple" xlink:show="embed" xlink:actuate="onLoad" draw:mime-type="image/png"/></draw:frame><text:s text:c="2"/></text:p>
      <text:p text:style-name="P2">Question 2:</text:p>
      <text:p text:style-name="P2"><draw:frame draw:style-name="fr2" draw:name="Image2" text:anchor-type="char" svg:width="13.653cm" svg:height="5.027cm" draw:z-index="1"><draw:image xlink:href="Pictures/1000000100000204000000BEBC738065F44A549E.png" xlink:type="simple" xlink:show="embed" xlink:actuate="onLoad" draw:mime-type="image/png"/></draw:frame><text:s text:c="2"/></text:p>
      <text:p text:style-name="P2">Question 3:</text:p>
      <text:p text:style-name="P2"><draw:frame draw:style-name="fr2" draw:name="Image3" text:anchor-type="char" svg:width="15.954cm" svg:height="7.541cm" draw:z-index="2"><draw:image xlink:href="Pictures/100000010000025B0000011D3042C3D85CF862C0.png" xlink:type="simple" xlink:show="embed" xlink:actuate="onLoad" draw:mime-type="image/png"/></draw:frame><text:s text:c="2"/></text:p>
      <text:p text:style-name="P2">Question 4 :</text:p>
      <text:p text:style-name="P2"><draw:frame draw:style-name="fr1" draw:name="Image4" text:anchor-type="char" svg:width="17cm" svg:height="3.11cm" draw:z-index="3"><draw:image xlink:href="Pictures/1000000100000556000000FA216AB16D92CD566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23:25:40.059796903</meta:creation-date>
    <dc:date>2024-03-15T23:28:35.132603663</dc:date>
    <meta:editing-duration>PT2M55S</meta:editing-duration>
    <meta:editing-cycles>1</meta:editing-cycles>
    <meta:document-statistic meta:table-count="0" meta:image-count="4" meta:object-count="0" meta:page-count="1" meta:paragraph-count="8" meta:word-count="11" meta:character-count="75" meta:non-whitespace-character-count="53"/>
    <meta:generator>LibreOffice/7.3.5.2$Linux_X86_64 LibreOffice_project/30$Build-2</meta:generator>
  </office:meta>
</office:document-meta>
</file>